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b2b2b2" style:text-line-through-style="solid" style:text-line-through-type="single"/>
    </style:style>
    <style:style style:name="ce9" style:family="table-cell" style:parent-style-name="Default">
      <style:text-properties fo: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a6a6"/>
    </style:style>
    <style:style style:name="ce6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8"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 office:value-type="string" calcext:value-type="string">
            <text:p>vertical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croller</text:p>
          </table:table-cell>
        </table:table-row>
        <table:table-row table:style-name="ro1">
          <table:table-cell office:value-type="string" calcext:value-type="string">
            <text:p>pre-0400</text:p>
          </table:table-cell>
          <table:table-cell table:style-name="ce8" office:value-type="string" calcext:value-type="string">
            <text:p>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00-0800</text:p>
          </table:table-cell>
          <table:table-cell table:style-name="ce8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table:style-name="ce12" office:value-type="string" calcext:value-type="string">
            <text:p>screen data</text:p>
          </table:table-cell>
          <table:table-cell/>
          <table:table-cell office:value-type="string" calcext:value-type="string">
            <text:p>fryba frame</text:p>
          </table:table-cell>
          <table:table-cell/>
        </table:table-row>
        <table:table-row table:style-name="ro1">
          <table:table-cell office:value-type="string" calcext:value-type="string">
            <text:p>0800-0b00</text:p>
          </table:table-cell>
          <table:table-cell table:style-name="ce8"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/>
        </table:table-row>
        <table:table-row table:style-name="ro1">
          <table:table-cell office:value-type="string" calcext:value-type="string">
            <text:p>0b00-1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/>
        </table:table-row>
        <table:table-row table:style-name="ro1">
          <table:table-cell office:value-type="string" calcext:value-type="string">
            <text:p>1000-1c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5" table:style-name="ce5"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1c00-2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0-28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table:number-columns-repeated="2" office:value-type="string" calcext:value-type="string">
            <text:p>results font (load RESFT after click Searc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video font</text:p>
          </table:table-cell>
          <table:table-cell/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3" table:style-name="ce2" office:value-type="string" calcext:value-type="string">
            <text:p>4d00-5200 code</text:p>
          </table:table-cell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5300-5900 lookups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 office:value-type="string" calcext:value-type="string">
            <text:p>results texts</text:p>
          </table:table-cell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 office:value-type="string" calcext:value-type="string">
            <text:p>results texts</text:p>
          </table:table-cell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 office:value-type="string" calcext:value-type="string">
            <text:p>results tex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5" table:style-name="ce4" office:value-type="string" calcext:value-type="string">
            <text:p>resident loader</text:p>
          </table:table-cell>
          <table:table-cell/>
        </table:table-row>
        <table:table-row table:style-name="ro1">
          <table:table-cell office:value-type="string" calcext:value-type="string">
            <text:p>9300-9800</text:p>
          </table:table-cell>
          <table:table-cell table:number-columns-repeated="5"/>
          <table:table-cell office:value-type="string" calcext:value-type="string">
            <text:p>load VIDEO</text:p>
          </table:table-cell>
          <table:table-cell table:style-name="ce2" office:value-type="string" calcext:value-type="string">
            <text:p>cod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7" office:value-type="string" calcext:value-type="string">
            <text:p>IO</text:p>
          </table:table-cell>
          <table:table-cell/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table:number-columns-repeated="3" office:value-type="string" calcext:value-type="string">
            <text:p>color data</text:p>
          </table:table-cell>
          <table:table-cell/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7" office:value-type="string" calcext:value-type="string">
            <text:p>kernal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1-11T14:10:00.721106153</dc:date>
    <meta:editing-duration>P7DT13H5M2S</meta:editing-duration>
    <meta:editing-cycles>31</meta:editing-cycles>
    <meta:document-statistic meta:table-count="1" meta:cell-count="108" meta:object-count="0"/>
  </office:meta>
</office:document-meta>
</file>